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2">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6"/>
    <style:style style:name="P104" style:family="paragraph" style:parent-style-name="Standard" style:list-style-name="L9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7</text:p>
      <text:list xml:id="list5911543307260137212" text:style-name="L96">
        <text:list-item>
          <text:p text:style-name="P103">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982326799534457812" text:style-name="L1">
        <text:list-item>
          <text:p text:style-name="P10">checks for only a single light-curve in the csv file which was causing a 'list index out of range' error message<text:line-break/></text:p>
        </text:list-item>
      </text:list>
      <text:p text:style-name="Standard">version 3.8.5</text:p>
      <text:list xml:id="list7859793413138666811" text:style-name="L2">
        <text:list-item>
          <text:p text:style-name="P11">changed the way QGridLayout was referenced.<text:line-break/></text:p>
        </text:list-item>
      </text:list>
      <text:p text:style-name="Standard">version 3.8.4</text:p>
      <text:list xml:id="list2327440210384756484" text:style-name="L3">
        <text:list-item>
          <text:p text:style-name="P12">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2"/>
        </text:list-item>
      </text:list>
      <text:p text:style-name="Standard">version 3.8.3</text:p>
      <text:list xml:id="list8910894164002786293" text:style-name="L4">
        <text:list-item>
          <text:p text:style-name="P13">adds display of light-curve name (if available in the csv file) to the curve-to-be-analyzed and the normalization curve next to their selection spinners.<text:line-break/></text:p>
        </text:list-item>
      </text:list>
      <text:p text:style-name="Standard">version 3.8.2</text:p>
      <text:list xml:id="list7962306209500478752" text:style-name="L5">
        <text:list-item>
          <text:p text:style-name="P14">3.7.5 introduced a scrollable GUI for small screens. Unfortunately, that caused resizing problem for all users. The version reverts back to the original GUI design.<text:line-break/></text:p>
        </text:list-item>
        <text:list-item>
          <text:p text:style-name="P1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8924499762604021189" text:style-name="L6">
        <text:list-item>
          <text:p text:style-name="P1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286720975361985604" text:style-name="L7">
        <text:list-item>
          <text:p text:style-name="P16">adds a tutorial button to supply a quick-start for new or infrequent users.<text:line-break/></text:p>
        </text:list-item>
      </text:list>
      <text:p text:style-name="Standard">version 3.7.9</text:p>
      <text:list xml:id="list8849043314529508353" text:style-name="L8">
        <text:list-item>
          <text:p text:style-name="P1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text:soft-page-break/>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6976496448378035491" text:style-name="L9">
        <text:list-item>
          <text:p text:style-name="P18">added visible left, top, and bottom axes to main plot (with ticks to make easier to associate timestamp with point).<text:line-break/></text:p>
        </text:list-item>
      </text:list>
      <text:p text:style-name="Standard">version 3.7.7</text:p>
      <text:list xml:id="list866183218395613267" text:style-name="L10">
        <text:list-item>
          <text:p text:style-name="P19">if timestamps are available in the csv file, they are used as x axis labels in the main plot.<text:line-break/></text:p>
        </text:list-item>
      </text:list>
      <text:p text:style-name="Standard">version 3.7.6</text:p>
      <text:list xml:id="list6613652935893889244" text:style-name="L11">
        <text:list-item>
          <text:p text:style-name="P20">changed the way QMainWindow and Qapplication were referenced to accommodate the latest Anaconda version, which has reorganized where those modules are stored. </text:p>
          <text:p text:style-name="P20">This was causing a fatal startup error.<text:line-break/> </text:p>
        </text:list-item>
      </text:list>
      <text:p text:style-name="Standard">version 3.7.5</text:p>
      <text:list xml:id="list6537909144504999687" text:style-name="L12">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018757916799577925" text:style-name="L13">
        <text:list-item>
          <text:p text:style-name="P21">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962108567171133192" text:style-name="L14">
        <text:list-item>
          <text:p text:style-name="P22">adds code line needed by any Mac users that are running Big Sur<text:line-break/></text:p>
        </text:list-item>
      </text:list>
      <text:p text:style-name="Standard">version 3.7.2</text:p>
      <text:list xml:id="list8884559454884181503" text:style-name="L15">
        <text:list-item>
          <text:p text:style-name="P23"><text:soft-page-break/>fixes bug that caused all analysis attempts to 'stall'</text:p>
        </text:list-item>
      </text:list>
      <text:p text:style-name="Standard"/>
      <text:p text:style-name="Standard">version 3.7.1</text:p>
      <text:list xml:id="list857562977637619663" text:style-name="L16">
        <text:list-item>
          <text:p text:style-name="P24">fixed a bug in the r limb angle entry<text:line-break/></text:p>
        </text:list-item>
      </text:list>
      <text:p text:style-name="Standard">version 3.7.0</text:p>
      <text:list xml:id="list8039829345928654694" text:style-name="L17">
        <text:list-item>
          <text:p text:style-name="P25">adds right-click help to ast speed label giving the equation to use if asteroid speed is not available but asteroid diameter and maximum duration are specified<text:line-break/></text:p>
        </text:list-item>
        <text:list-item>
          <text:p text:style-name="P25">adds suggestion to right-click help on penumbral fit checkbox for how to find the penumbral curve csv file that is provided for practice purposes.<text:line-break/></text:p>
        </text:list-item>
      </text:list>
      <text:p text:style-name="Standard">version 3.6.8</text:p>
      <text:list xml:id="list7414213539463439188" text:style-name="L18">
        <text:list-item>
          <text:p text:style-name="P26">adds modeling of off centerline observations to lightcurve calibration curve generation<text:line-break/></text:p>
        </text:list-item>
      </text:list>
      <text:p text:style-name="Standard">version 3.6.7</text:p>
      <text:list xml:id="list938419685584817645" text:style-name="L19">
        <text:list-item>
          <text:p text:style-name="P27">clarified the location of the Enable Manual Timestamp Entry checkbox in the pop-up message appears when there are no timestamps in the csv file.<text:line-break/></text:p>
        </text:list-item>
      </text:list>
      <text:p text:style-name="Standard">version 3.6.6</text:p>
      <text:list xml:id="list3303150750369264055" text:style-name="L20">
        <text:list-item>
          <text:p text:style-name="P28">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165285758036372317" text:style-name="L21">
        <text:list-item>
          <text:p text:style-name="P29">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8672924136772043589" text:style-name="L22">
        <text:list-item>
          <text:p text:style-name="P30">version 3.6.2 would open .xlsx Report file on Mac, but not Windows. This version attempts to fix that (Windows needs a different command to open a file).<text:line-break/></text:p>
        </text:list-item>
      </text:list>
      <text:p text:style-name="Standard">version 3.6.2</text:p>
      <text:list xml:id="list7841822130555758581" text:style-name="L23">
        <text:list-item>
          <text:p text:style-name="P31">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soft-page-break/><text:line-break/>… if I can't write to the selected file, I ask whether you might have it open somewhere else already<text:line-break/></text:p>
        </text:list-item>
      </text:list>
      <text:p text:style-name="Standard">version 3.6.1</text:p>
      <text:list xml:id="list9055368112155093718" text:style-name="L24">
        <text:list-item>
          <text:p text:style-name="P32">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2458809482389398099" text:style-name="L25">
        <text:list-item>
          <text:p text:style-name="P33"><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3"><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145312295194019480" text:style-name="L26">
        <text:list-item>
          <text:p text:style-name="P34"><text:soft-page-break/>fixed another bug in penumbral curve fit and removed diagnostic printouts.<text:line-break/></text:p>
        </text:list-item>
      </text:list>
      <text:p text:style-name="Standard">version 3.5.8</text:p>
      <text:list xml:id="list4765017169638984505" text:style-name="L27">
        <text:list-item>
          <text:p text:style-name="P35">fixed a number of bugs in the penumbral curve fit code<text:line-break/></text:p>
        </text:list-item>
      </text:list>
      <text:p text:style-name="Standard">version 3.5.7</text:p>
      <text:list xml:id="list453347619045016498" text:style-name="L28">
        <text:list-item>
          <text:p text:style-name="P3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484884369948435230" text:style-name="L29">
        <text:list-item>
          <text:p text:style-name="P37">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898751364927543533" text:style-name="L30">
        <text:list-item>
          <text:p text:style-name="P3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432728957595746247" text:style-name="L31">
        <text:list-item>
          <text:p text:style-name="P3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7660372565732888328" text:style-name="L32">
        <text:list-item>
          <text:p text:style-name="P4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399444222561349926" text:style-name="L33">
        <text:list-item>
          <text:p text:style-name="P4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text:soft-page-break/>we have decided to make the end-point smoothing issue very apparent by doing an automatic 'trim' of the points affected by extrapolation.<text:line-break/></text:p>
        </text:list-item>
      </text:list>
      <text:p text:style-name="Standard">version 3.5.1</text:p>
      <text:list xml:id="list5610425715168964285" text:style-name="L34">
        <text:list-item>
          <text:p text:style-name="P42">Added additional references to the North American Excel Spreadsheet report in the new section of the final report that bangs on about the start-of-exposure timing convention.<text:line-break/></text:p>
        </text:list-item>
      </text:list>
      <text:p text:style-name="Standard">version 3.5.0</text:p>
      <text:list xml:id="list4169774576838950560" text:style-name="L35">
        <text:list-item>
          <text:p text:style-name="P4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3">NEW: when 'trims' have been placed, a 'write csv' process will honor those values and produce a 'trimmed' output file.<text:line-break/></text:p>
        </text:list-item>
        <text:list-item>
          <text:p text:style-name="P43">NEW: when a light curve has been 'normalized', the changed values are written to the data table where, once again, a 'write csv' process will capture the results.<text:line-break/></text:p>
        </text:list-item>
        <text:list-item>
          <text:p text:style-name="P43">Added additional reminders that the start-of-exposure timestamp/timing convention is employed.</text:p>
        </text:list-item>
      </text:list>
      <text:p text:style-name="Standard"/>
      <text:p text:style-name="Standard">version 3.4.9</text:p>
      <text:list xml:id="list6945188607932334778" text:style-name="L36">
        <text:list-item>
          <text:p text:style-name="P44">Added some explanatory language to the “Excel report” section regarding the proper interpretation of the 'false positive probability' number.<text:line-break/></text:p>
        </text:list-item>
      </text:list>
      <text:p text:style-name="Standard">version 3.4.8</text:p>
      <text:list xml:id="list6451911882975165932" text:style-name="L37">
        <text:list-item>
          <text:p text:style-name="P45">This version deals more realistically with high magDrop lightcurves by defining a 'limiting magDrop' as: <text:line-break/><text:line-break/><text:tab/>limMagDrop = 2.5 * log10( B / std(A) ) <text:line-break/><text:line-break/><text:tab/>std(A) is the noise level of A.</text:p>
          <text:p text:style-name="P45"><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text:soft-page-break/>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462915313265533701" text:style-name="L38">
        <text:list-item>
          <text:p text:style-name="P46">Automatically loads the correct version of Adv2<text:line-break/></text:p>
        </text:list-item>
      </text:list>
      <text:p text:style-name="Standard">version 3.4.6</text:p>
      <text:list xml:id="list7502965970540705823" text:style-name="L39">
        <text:list-item>
          <text:p text:style-name="P47">Adds AAV Version 2 file as a type that can be read (important when Do OCR check is enabled)</text:p>
        </text:list-item>
      </text:list>
      <text:p text:style-name="Standard"/>
      <text:p text:style-name="Standard">version 3.4.5</text:p>
      <text:list xml:id="list7503589549417637381" text:style-name="L40">
        <text:list-item>
          <text:p text:style-name="P48">Fixes block integration which was failing when more than 4 lightcurves were being processed.<text:line-break/></text:p>
        </text:list-item>
        <text:list-item>
          <text:p text:style-name="P48">Made use diff and Do OCR checkboxes sticky.<text:line-break/></text:p>
        </text:list-item>
      </text:list>
      <text:p text:style-name="Standard">version 3.4.4</text:p>
      <text:list xml:id="list2114345919703168038" text:style-name="L41">
        <text:list-item>
          <text:p text:style-name="P4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036666777516133094" text:style-name="L42">
        <text:list-item>
          <text:p text:style-name="P5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420744150371508673" text:style-name="L43">
        <text:list-item>
          <text:p text:style-name="P5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text:soft-page-break/>version 3.4.1</text:p>
      <text:list xml:id="list8598616253578324874" text:style-name="L44">
        <text:list-item>
          <text:p text:style-name="P5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5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224463999991679611" text:style-name="L45">
        <text:list-item>
          <text:p text:style-name="P5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9006271283435368624" text:style-name="L46">
        <text:list-item>
          <text:p text:style-name="P54">Automatically installs cv2 if not already present. <text:s/>This package is needed for the new frame view feature.<text:line-break/></text:p>
        </text:list-item>
      </text:list>
      <text:p text:style-name="Standard">version 3.3.8</text:p>
      <text:list xml:id="list7584441988051780126" text:style-name="L47">
        <text:list-item>
          <text:p text:style-name="P5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709194407194709608" text:style-name="L48">
        <text:list-item>
          <text:p text:style-name="P56">A new button (View frame) with an associated spinner for entry of a frame number has been added:</text:p>
          <text:p text:style-name="P56"/>
        </text:list-item>
      </text:list>
      <text:p text:style-name="P6">Use this button to view a frame from the video that was used by PyMovie or Limovie to <text:soft-page-break/>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117772254463802454" text:style-name="L49">
        <text:list-item>
          <text:p text:style-name="P5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795254826686450812" text:style-name="L50">
        <text:list-item>
          <text:p text:style-name="P5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759839624582435351" text:style-name="L51">
        <text:list-item>
          <text:p text:style-name="P59">Adds a false-positive probability calculation and printout in the final report. <text:s/>This number is the fraction of 'false drops' found during the 50,000 tests that are greater than or equal to the drop value extracted from the actual observation.<text:line-break/><text:soft-page-break/></text:p>
        </text:list-item>
      </text:list>
      <text:p text:style-name="Standard">version 3.3.1:</text:p>
      <text:list xml:id="list302336947207903859" text:style-name="L52">
        <text:list-item>
          <text:p text:style-name="P6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920685678532326231" text:style-name="L53">
        <text:list-item>
          <text:p text:style-name="P61">Changed main plot so that the scroll wheel only zooms the x axis.</text:p>
        </text:list-item>
        <text:list-item>
          <text:p text:style-name="P61">Changed lightcurve plot so that it conforms properly to 'start-of-exposure'.<text:line-break/></text:p>
        </text:list-item>
      </text:list>
      <text:p text:style-name="Standard">version 3.2.8</text:p>
      <text:list xml:id="list1698265062628332877" text:style-name="L54">
        <text:list-item>
          <text:p text:style-name="P62">Changed font size in help files --- it was fine for Mac but too big for Win10<text:line-break/></text:p>
        </text:list-item>
      </text:list>
      <text:p text:style-name="Standard">version 3.2.7</text:p>
      <text:list xml:id="list3559585746244412447" text:style-name="L55">
        <text:list-item>
          <text:p text:style-name="P6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801692456545683900" text:style-name="L56">
        <text:list-item>
          <text:p text:style-name="P64">This is a 'cosmetic' release --- there should be NO detectable differences from version 3.2.5 in terms of functionality.</text:p>
        </text:list-item>
        <text:list-item>
          <text:p text:style-name="P64">All python files were brought into compliance with PEP 8 coding standards. <text:s/>Only I care about that.</text:p>
        </text:list-item>
        <text:list-item>
          <text:p text:style-name="P64">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4">All this 'cosmetic' work is in preparation for working on PyOTE issues again.<text:line-break/> </text:p>
        </text:list-item>
      </text:list>
      <text:p text:style-name="Standard">version 3.2.5</text:p>
      <text:list xml:id="list6403944099654224094" text:style-name="L57">
        <text:list-item>
          <text:p text:style-name="P6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481470597259695347" text:style-name="L58">
        <text:list-item>
          <text:p text:style-name="P66">Modified the test for newer version to accommodate the different strings returned by pip 18.1 and pip 19.0+</text:p>
        </text:list-item>
        <text:list-item>
          <text:p text:style-name="P66"><text:soft-page-break/>Added ability to invoke PyOTE from PyMovie with an externally supplied csv file that is automatically opened.<text:line-break/></text:p>
        </text:list-item>
      </text:list>
      <text:p text:style-name="Standard">version 3.2.3</text:p>
      <text:list xml:id="list2916927185268844341" text:style-name="L59">
        <text:list-item>
          <text:p text:style-name="P6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7">Added support for the PyMovie csv format<text:line-break/></text:p>
        </text:list-item>
      </text:list>
      <text:p text:style-name="Standard">version 3.2.1</text:p>
      <text:list xml:id="list8658872777221794764" text:style-name="L60">
        <text:list-item>
          <text:p text:style-name="P6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798610804294396071" text:style-name="L61">
        <text:list-item>
          <text:p text:style-name="P69">Changed GUI to better align text on min max edit boxes to avoid confusion.<text:line-break/></text:p>
        </text:list-item>
      </text:list>
      <text:p text:style-name="Standard">version 3.1.9</text:p>
      <text:list xml:id="list8121956382487196423" text:style-name="L62">
        <text:list-item>
          <text:p text:style-name="P70">Fixed a bug in the test for a min/max solution search being constrained by a too large min value.<text:line-break/></text:p>
        </text:list-item>
      </text:list>
      <text:p text:style-name="Standard">version 3.1.8</text:p>
      <text:list xml:id="list875013286524644143" text:style-name="L63">
        <text:list-item>
          <text:p text:style-name="P71">version 3.1.7 was released without an updated version history. <text:s/>Here is what was changed in 3.1.7:<text:line-break/></text:p>
        </text:list-item>
        <text:list-item>
          <text:p text:style-name="P7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504092415481464111" text:style-name="L64">
        <text:list-item>
          <text:p text:style-name="P72"><text:soft-page-break/>Values entered in the Manual Timestamp Entry dialog box are now 'sticky', thus making corrections easy to do without requiring re-entry of all data. </text:p>
          <text:p text:style-name="P72"><text:line-break/>Also trapped is the case where a user has entered a custom frame time but failed to click the radio button indicating that it is to be used.<text:line-break/></text:p>
        </text:list-item>
      </text:list>
      <text:p text:style-name="Standard">version 3.1.5:</text:p>
      <text:list xml:id="list8104512326154294637" text:style-name="L65">
        <text:list-item>
          <text:p text:style-name="P7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048228634008624476" text:style-name="L66">
        <text:list-item>
          <text:p text:style-name="P74">Fixed error in new dropped reading detection logic when light curve was processed in field mode.<text:line-break/></text:p>
        </text:list-item>
        <text:list-item>
          <text:p text:style-name="P74">Cleaned up some language in tooltips.<text:line-break/></text:p>
        </text:list-item>
      </text:list>
      <text:p text:style-name="Standard">version 3.1.3:</text:p>
      <text:list xml:id="list3955597412611903070" text:style-name="L67">
        <text:list-item>
          <text:p text:style-name="P7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5">Eliminated the 'entry num' column in the data matrix at the lower left of the GUI. The 'entry num' is unused and a possible source of confusion with the frame or field number for the unwary.<text:line-break/></text:p>
        </text:list-item>
        <text:list-item>
          <text:p text:style-name="P75">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701661074982002913" text:style-name="L68">
        <text:list-item>
          <text:p text:style-name="P7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soft-page-break/></text:p>
        </text:list-item>
      </text:list>
      <text:p text:style-name="Standard">version 3.1.1:</text:p>
      <text:list xml:id="list5771472198898968473" text:style-name="L69">
        <text:list-item>
          <text:p text:style-name="P7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537707282682319001" text:style-name="L70">
        <text:list-item>
          <text:p text:style-name="P7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449671603417613958" text:style-name="L71">
        <text:list-item>
          <text:p text:style-name="P7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785851529706650655" text:style-name="L72">
        <text:list-item>
          <text:p text:style-name="P8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817715488402235482" text:style-name="L73">
        <text:list-item>
          <text:p text:style-name="P8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text:soft-page-break/>version 2.1.6:</text:p>
      <text:list xml:id="list8862281614689426489" text:style-name="L74">
        <text:list-item>
          <text:p text:style-name="P8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269144519055889364" text:style-name="L75">
        <text:list-item>
          <text:p text:style-name="P83">Disable the Accept integration button when user overrides an automatic block analysis with a manual block selection followed by a click on the Block integrate button.<text:line-break/></text:p>
        </text:list-item>
      </text:list>
      <text:p text:style-name="Standard">version 2.1.4:</text:p>
      <text:list xml:id="list596445089477595112" text:style-name="L76">
        <text:list-item>
          <text:p text:style-name="P84">Corrected a bug that kept manual selection of block integration from being performed after a refusal to accept the automatic block analysis results.<text:line-break/></text:p>
        </text:list-item>
      </text:list>
      <text:p text:style-name="Standard">version 2.1.3:</text:p>
      <text:list xml:id="list5909746499845119978" text:style-name="L77">
        <text:list-item>
          <text:p text:style-name="P8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073602201653414091" text:style-name="L78">
        <text:list-item>
          <text:p text:style-name="P8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112157903704749109" text:style-name="L79">
        <text:list-item>
          <text:p text:style-name="P87">Added progress bar tracking of block integration analysis because it can take an extended amount of time to complete the analysis when the light curve has many points.<text:line-break/></text:p>
        </text:list-item>
      </text:list>
      <text:p text:style-name="Standard">version 2.1.0</text:p>
      <text:list xml:id="list2561298891357475330" text:style-name="L80">
        <text:list-item>
          <text:p text:style-name="P8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1127567685809450875" text:style-name="L81">
        <text:list-item>
          <text:p text:style-name="P89">Made the selection of Tooltip display 'sticky'</text:p>
        </text:list-item>
        <text:list-item>
          <text:p text:style-name="P89">Duration calculation when D and R span midnight now handled correctly</text:p>
        </text:list-item>
      </text:list>
      <text:p text:style-name="Standard"/>
      <text:p text:style-name="Standard">version 2.0.8</text:p>
      <text:list xml:id="list1743712314109085873" text:style-name="L82">
        <text:list-item>
          <text:p text:style-name="P90">toolTips changed to invoke and display in a custom dialog box that can be moved and resized to better accommodate legacy displays</text:p>
        </text:list-item>
        <text:list-item>
          <text:p text:style-name="P90">Calc flash timing calculation fixed to properly deal with the non-integer frame numbers that can result from field processed csv files</text:p>
        </text:list-item>
        <text:list-item>
          <text:p text:style-name="P90"><text:soft-page-break/>Flash timing has been verified to work with integrated light curves</text:p>
        </text:list-item>
        <text:list-item>
          <text:p text:style-name="P9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782280714875298089" text:style-name="L83">
        <text:list-item>
          <text:p text:style-name="P91">Adds a button to calculate the edge position of an LED timing flash.</text:p>
        </text:list-item>
        <text:list-item>
          <text:p text:style-name="P9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1">Adds a checkbox to force manual entry of timestamp info. <text:s/>This is useful when OCR on a VTI timed light curve has catastrophic errors. <text:s/>It is always employed when using LED flash timing.</text:p>
        </text:list-item>
      </text:list>
      <text:list xml:id="list6870766308871178806" text:style-name="L84">
        <text:list-item>
          <text:p text:style-name="P9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670172705580591089" text:style-name="L85">
        <text:list-item>
          <text:p text:style-name="P9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118043178593591131" text:style-name="L86">
        <text:list-item>
          <text:p text:style-name="P94">files generated by pyote now contain PYOTE in the filename.<text:line-break/></text:p>
        </text:list-item>
        <text:list-item>
          <text:p text:style-name="P9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103664410106998470" text:style-name="L87">
        <text:list-item>
          <text:p text:style-name="P9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977131431027369006" text:style-name="L88">
        <text:list-item>
          <text:p text:style-name="P96"><text:soft-page-break/>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312751741571736751" text:style-name="L89">
        <text:list-item>
          <text:p text:style-name="P9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467851462972175443" text:style-name="L90">
        <text:list-item>
          <text:p text:style-name="P98">improved handling of D and R region selection so that one cannot enter an invalid configuration --- automatic corrections/changes are applied.<text:line-break/></text:p>
        </text:list-item>
        <text:list-item>
          <text:p text:style-name="P9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74702373943736538" text:style-name="L91">
        <text:list-item>
          <text:p text:style-name="P99">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992532268984637191" text:style-name="L92">
        <text:list-item>
          <text:p text:style-name="P10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059033070339547043" text:style-name="L93">
        <text:list-item>
          <text:p text:style-name="P10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230033579142731028" text:style-name="L94">
        <text:list-item>
          <text:p text:style-name="P10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485284811714089944" text:style-name="L95">
        <text:list-item>
          <text:p text:style-name="P10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8-18T20:12:17</dc:date>
    <meta:editing-cycles>132</meta:editing-cycles>
    <meta:editing-duration>PT23H18M23S</meta:editing-duration>
    <dc:creator>Robert Anderson</dc:creator>
    <meta:document-statistic meta:table-count="0" meta:image-count="3" meta:object-count="0" meta:page-count="18" meta:paragraph-count="254" meta:word-count="7128" meta:character-count="41618"/>
    <meta:template xlink:type="simple" xlink:actuate="onRequest" xlink:title="" xlink:href="Normal"/>
  </office:meta>
</office:document-meta>
</file>